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4000" style:text-align-source="fix" style:repeat-content="false" fo:wrap-option="wrap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0000"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2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9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9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9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9" office:value-type="string" calcext:value-type="string">
            <text:p>- environment variables URL</text:p>
          </table:table-cell>
          <table:table-cell table:style-name="ce15"/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9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9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 add column isValidated in table Deposi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utomatic phone number generatio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HASH PASSWORD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JWT in 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ppel, message, interne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notification with firebase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message navigation in ionic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notification when deposit, withdraw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hange prefix to requestmapping in SPRING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/>
          <table:table-cell table:style-name="ce17" office:value-type="string" calcext:value-type="string">
            <text:p>1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JWT with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Working SPRING BOOT web servic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deploying to heroku </text:p>
          </table:table-cell>
          <table:table-cell table:style-name="ce15"/>
          <table:table-cell table:style-name="ce17"/>
          <table:table-cell table:style-name="ce17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tistiques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uvelle insertion tarification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lde crédit, solde mobile money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utomatic phone_number gener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lean up code: controllers should be short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angular back office to heroku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maquette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back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front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operator table (id, name, phone_prefix)</text:p>
          </table:table-cell>
          <table:table-cell table:style-name="ce16"/>
          <table:table-cell table:style-name="ce10"/>
          <table:table-cell table:style-name="ce10" office:value-type="string" calcext:value-type="string">
            <text:p>15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 CDATE class, make dateformat as "yyyy-MM-dd hh:mm"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purchase offer credit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jwt authentific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6" table:number-columns-repeated="2"/>
          <table:table-cell table:style-name="ce21"/>
          <table:table-cell table:style-name="ce25"/>
          <table:table-cell table:style-name="ce6"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buy offer from mobile mone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remaining offer of a custom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" office:value-type="string" calcext:value-type="string">
            <text:p>- add code to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3" office:value-type="string" calcext:value-type="string">
            <text:p>- creating offers should be in the admincontroller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08:24:00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4T08:25:17.741000000</dc:date>
    <meta:editing-duration>PT7H11M56S</meta:editing-duration>
    <meta:editing-cycles>54</meta:editing-cycles>
    <meta:generator>LibreOffice/7.0.4.2$Windows_X86_64 LibreOffice_project/dcf040e67528d9187c66b2379df5ea4407429775</meta:generator>
    <meta:document-statistic meta:table-count="1" meta:cell-count="158" meta:object-count="0"/>
  </office:meta>
</office:document-meta>
</file>